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7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 fo:font-size="13pt" style:font-name-asian="Arial" style:font-size-asian="13pt" style:font-size-complex="13pt"/>
    </style:style>
    <style:style style:name="ce2" style:family="table-cell" style:parent-style-name="Default" style:data-style-name="N113">
      <style:text-properties style:font-name="Arial" fo:font-size="13pt" style:font-name-asian="Arial" style:font-size-asian="13pt" style:font-size-complex="13pt"/>
    </style:style>
    <style:style style:name="ce3" style:family="table-cell" style:parent-style-name="Default" style:data-style-name="N2">
      <style:text-properties style:font-name="Arial" fo:font-size="13pt" style:font-name-asian="Arial" style:font-size-asian="13pt" style:font-size-complex="13pt"/>
    </style:style>
    <style:style style:name="ce4" style:family="table-cell" style:parent-style-name="Default">
      <style:text-properties fo:font-size="13pt" style:font-name-asian="Arial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name-asian="Arial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온도</text:p>
          </table:table-cell>
          <table:table-cell office:value-type="string">
            <text:p>g/L</text:p>
          </table:table-cell>
          <table:table-cell office:value-type="string">
            <text:p>기울기</text:p>
          </table:table-cell>
          <table:table-cell office:value-type="string">
            <text:p>(L=9)=100</text:p>
          </table:table-cell>
          <table:table-cell/>
          <table:table-cell table:style-name="Default"/>
          <table:table-cell office:value-type="string">
            <text:p>°C</text:p>
          </table:table-cell>
          <table:table-cell office:value-type="string">
            <text:p>kP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table:number-columns-repeated="3"/>
          <table:table-cell table:style-name="Default"/>
          <table:table-cell office:value-type="float" office:value="25">
            <text:p>25</text:p>
          </table:table-cell>
          <table:table-cell office:value-type="float" office:value="12.7">
            <text:p>12.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.81">
            <text:p>1.81</text:p>
          </table:table-cell>
          <table:table-cell table:style-name="ce2" table:formula="of:=([.C5]-[.C4])/([.B5]-[.B4])" office:value-type="float" office:value="0.0311111111111111">
            <text:p>0.0311</text:p>
          </table:table-cell>
          <table:table-cell table:style-name="ce3" table:formula="of:=[.D5]/[.$D$5]" office:value-type="float" office:value="1">
            <text:p>1.00</text:p>
          </table:table-cell>
          <table:table-cell/>
          <table:table-cell table:style-name="Default"/>
          <table:table-cell office:value-type="float" office:value="40">
            <text:p>40</text:p>
          </table:table-cell>
          <table:table-cell office:value-type="float" office:value="24.4">
            <text:p>24.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79">
            <text:p>1.79</text:p>
          </table:table-cell>
          <table:table-cell table:style-name="ce2" table:formula="of:=([.C6]-[.C5])/([.B6]-[.B5])" office:value-type="float" office:value="-0.00333333333333334">
            <text:p>-0.0033</text:p>
          </table:table-cell>
          <table:table-cell table:style-name="ce3" table:formula="of:=[.D6]/[.$D$5]" office:value-type="float" office:value="-0.107142857142857">
            <text:p>-0.11</text:p>
          </table:table-cell>
          <table:table-cell/>
          <table:table-cell table:style-name="Default"/>
          <table:table-cell office:value-type="float" office:value="100">
            <text:p>100</text:p>
          </table:table-cell>
          <table:table-cell office:value-type="float" office:value="181">
            <text:p>181</text:p>
          </table:table-cell>
          <table:table-cell table:number-columns-repeated="1015"/>
        </table:table-row>
        <table:table-row table:style-name="ro1">
          <table:table-cell>
            <draw:frame table:end-cell-address="Sheet1.G22" table:end-x="0.61cm" table:end-y="0.426cm" draw:z-index="0" draw:style-name="gr1" draw:text-style-name="P1" svg:width="13.591cm" svg:height="8.999cm" svg:x="0cm" svg:y="0.1cm">
              <draw:object draw:notify-on-update-of-ranges="Sheet1.B3:Sheet1.B3 Sheet1.B4:Sheet1.B9 Sheet1.C3:Sheet1.C3 Sheet1.C4:Sheet1.C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30">
            <text:p>30</text:p>
          </table:table-cell>
          <table:table-cell office:value-type="float" office:value="1.84">
            <text:p>1.84</text:p>
          </table:table-cell>
          <table:table-cell table:style-name="ce2" table:formula="of:=([.C7]-[.C6])/([.B7]-[.B6])" office:value-type="float" office:value="0.00333333333333332">
            <text:p>0.0033</text:p>
          </table:table-cell>
          <table:table-cell table:style-name="ce3" table:formula="of:=[.D7]/[.$D$5]" office:value-type="float" office:value="0.107142857142857">
            <text:p>0.11</text:p>
          </table:table-cell>
          <table:table-cell/>
          <table:table-cell>
            <draw:frame table:end-cell-address="Sheet1.M23" table:end-x="1.157cm" table:end-y="0.061cm" draw:z-index="1" draw:style-name="gr1" draw:text-style-name="P1" svg:width="12.911cm" svg:height="8.999cm" svg:x="1.794cm" svg:y="0.313cm">
              <draw:object draw:notify-on-update-of-ranges="Sheet1.H3:Sheet1.H3 Sheet1.H4:Sheet1.H6 Sheet1.I3:Sheet1.I3 Sheet1.I4:Sheet1.I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2.26">
            <text:p>2.26</text:p>
          </table:table-cell>
          <table:table-cell table:style-name="ce2" table:formula="of:=([.C8]-[.C7])/([.B8]-[.B7])" office:value-type="float" office:value="0.0135483870967742">
            <text:p>0.0135</text:p>
          </table:table-cell>
          <table:table-cell table:style-name="ce3" table:formula="of:=[.D8]/[.$D$5]" office:value-type="float" office:value="0.435483870967742">
            <text:p>0.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3.94">
            <text:p>3.94</text:p>
          </table:table-cell>
          <table:table-cell table:style-name="ce2" table:formula="of:=([.C9]-[.C8])/([.B9]-[.B8])" office:value-type="float" office:value="0.0430769230769231">
            <text:p>0.0431</text:p>
          </table:table-cell>
          <table:table-cell table:style-name="ce3" table:formula="of:=[.D9]/[.$D$5]" office:value-type="float" office:value="1.38461538461538">
            <text:p>1.38</text:p>
          </table:table-cell>
          <table:table-cell table:number-columns-repeated="1019"/>
        </table:table-row>
        <table:table-row table:style-name="ro1">
          <table:table-cell table:number-columns-repeated="6"/>
          <table:table-cell office:value-type="string">
            <text:p>*replac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office:value-type="string">
            <text:p>kP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office:value-type="string">
            <text:p>\((\d+) °C\)</text:p>
          </table:table-cell>
          <table:table-cell office:value-type="string">
            <text:p>$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office:value-type="string">
            <text:p>\[\d\]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office:value-type="string">
            <text:p><text:s/>+</text:p>
          </table:table-cell>
          <table:table-cell office:value-type="string">
            <text:p>\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mjoyong" table:style-name="ta1" table:print="false">
        <table:table-column table:style-name="co1" table:number-columns-repeated="1024" table:default-cell-style-name="ce4"/>
        <table:table-row table:style-name="ro1">
          <table:table-cell table:number-columns-repeated="2"/>
          <table:table-cell office:value-type="string" table:number-columns-spanned="4" table:number-rows-spanned="1">
            <text:p>対数目盛：直線になる場合の、指数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ase</text:p>
          </table:table-cell>
          <table:table-cell office:value-type="string">
            <text:p>power</text:p>
          </table:table-cell>
          <table:table-cell table:style-name="ce5" office:value-type="string">
            <text:p>指数　a=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POWER([.C3];[.$F$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POWER([.C4];[.$F$2])" office:value-type="float" office:value="1048576">
            <text:p>104857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POWER([.C5];[.$F$2])" office:value-type="float" office:value="3486784401">
            <text:p>3486784401</text:p>
          </table:table-cell>
          <table:table-cell>
            <draw:frame table:end-cell-address="chamjoyong.M20" table:end-x="0.07cm" table:end-y="0.366cm" draw:z-index="0" draw:style-name="gr1" draw:text-style-name="P1" svg:width="15.999cm" svg:height="8.999cm" svg:x="2.136cm" svg:y="0.039cm">
              <draw:object draw:notify-on-update-of-ranges="chamjoyong.C2:chamjoyong.C2 chamjoyong.C3:chamjoyong.C7 chamjoyong.D2:chamjoyong.D2 chamjoyong.D3:chamjoyong.D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POWER([.C6];[.$F$2])" office:value-type="float" office:value="1099511627776">
            <text:p>109951162777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POWER([.C7];[.$F$2])" office:value-type="float" office:value="95367431640625">
            <text:p>95367431640625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6">2023/01/06</text:date>, <text:time>17:09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3-01-06T15:46:53.28</meta:creation-date>
    <dc:date>2023-01-06T17:09:42.56</dc:date>
    <dc:creator>iwabuchi ken</dc:creator>
    <meta:editing-duration>PT1H23M15S</meta:editing-duration>
    <meta:editing-cycles>18</meta:editing-cycles>
    <meta:generator>OpenOffice/4.1.3$Win32 OpenOffice.org_project/413m1$Build-9783</meta:generator>
    <meta:document-statistic meta:table-count="2" meta:cell-count="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5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20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20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92cm" svg:height="9cm" xlink:href=".." xlink:type="simple" chart:class="chart:scatter" chart:style-name="ch1">
        <chart:title svg:x="5.059cm" svg:y="0.316cm" chart:style-name="ch2">
          <text:p>물에서의 용해도</text:p>
        </chart:title>
        <chart:legend chart:legend-position="end" svg:x="12.361cm" svg:y="4.188cm" style:legend-expansion="high" chart:style-name="ch3"/>
        <chart:plot-area chart:style-name="ch4" table:cell-range-address="Sheet1.B3:Sheet1.C9" chart:data-source-has-labels="row" svg:x="1.627cm" svg:y="1.661cm" svg:width="10.192cm" svg:height="5.833cm">
          <chartooo:coordinate-region svg:x="2.248cm" svg:y="1.873cm" svg:width="9.291cm" svg:height="4.948cm"/>
          <chart:axis chart:dimension="x" chart:name="primary-x" chart:style-name="ch5">
            <chart:title svg:x="6.057cm" svg:y="7.675cm" chart:style-name="ch6">
              <text:p>온도</text:p>
            </chart:title>
          </chart:axis>
          <chart:axis chart:dimension="y" chart:name="primary-y" chart:style-name="ch7">
            <chart:title svg:x="0.451cm" svg:y="6.139cm" chart:style-name="ch8">
              <text:p>질량(그램)</text:p>
            </chart:title>
            <chart:grid chart:style-name="ch9" chart:class="major"/>
            <chart:grid chart:style-name="ch9" chart:class="minor"/>
          </chart:axis>
          <chart:series chart:style-name="ch10" chart:values-cell-range-address="Sheet1.C4:Sheet1.C9" chart:label-cell-address="Sheet1.C3:Sheet1.C3" chart:class="chart:scatter">
            <chart:domain table:cell-range-address="Sheet1.B4:Sheet1.B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g/L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9</svg:desc>
                </draw:g>
              </table:table-cell>
              <table:table-cell office:value-type="float" office:value="1.53">
                <text:p>1.53</text:p>
                <draw:g>
                  <svg:desc>Sheet1.C4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94">
                <text:p>3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16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15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12cm" svg:height="9cm" xlink:href=".." xlink:type="simple" chart:class="chart:scatter" chart:style-name="ch1">
        <chart:title svg:x="5.566cm" svg:y="0.315cm" chart:style-name="ch2">
          <text:p>증기 압력</text:p>
        </chart:title>
        <chart:legend chart:legend-position="end" svg:x="11.548cm" svg:y="4.188cm" style:legend-expansion="high" chart:style-name="ch3"/>
        <chart:plot-area chart:style-name="ch4" table:cell-range-address="Sheet1.H3:Sheet1.I6" chart:data-source-has-labels="row" svg:x="1.636cm" svg:y="1.582cm" svg:width="9.396cm" svg:height="6.071cm">
          <chartooo:coordinate-region svg:x="2.628cm" svg:y="1.794cm" svg:width="8.124cm" svg:height="5.186cm"/>
          <chart:axis chart:dimension="x" chart:name="primary-x" chart:style-name="ch5">
            <chart:title svg:x="5.8cm" svg:y="7.833cm" chart:style-name="ch6">
              <text:p>온도</text:p>
            </chart:title>
          </chart:axis>
          <chart:axis chart:dimension="y" chart:name="primary-y" chart:style-name="ch7">
            <chart:title svg:x="0.451cm" svg:y="5.162cm" chart:style-name="ch8">
              <text:p>kPa</text:p>
            </chart:title>
            <chart:grid chart:style-name="ch9" chart:class="major"/>
            <chart:grid chart:style-name="ch9" chart:class="minor"/>
          </chart:axis>
          <chart:series chart:style-name="ch10" chart:values-cell-range-address="Sheet1.I4:Sheet1.I6" chart:label-cell-address="Sheet1.I3:Sheet1.I3" chart:class="chart:scatter">
            <chart:domain table:cell-range-address="Sheet1.H4:Sheet1.H6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kPa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H4:Sheet1.H6</svg:desc>
                </draw:g>
              </table:table-cell>
              <table:table-cell office:value-type="float" office:value="12.7">
                <text:p>12.7</text:p>
                <draw:g>
                  <svg:desc>Sheet1.I4:Sheet1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61cm" svg:y="0.316cm" chart:style-name="ch2">
          <text:p>y=x^2</text:p>
        </chart:title>
        <chart:legend chart:legend-position="end" svg:x="13.756cm" svg:y="4.188cm" style:legend-expansion="high" chart:style-name="ch3"/>
        <chart:plot-area chart:style-name="ch4" table:cell-range-address="chamjoyong.C2:chamjoyong.D7" chart:data-source-has-labels="both" svg:x="0.77cm" svg:y="1.635cm" svg:width="12.346cm" svg:height="6.765cm">
          <chartooo:coordinate-region svg:x="1.947cm" svg:y="1.847cm" svg:width="11.075cm" svg:height="5.88cm"/>
          <chart:axis chart:dimension="x" chart:name="primary-x" chart:style-name="ch5" chartooo:axis-type="auto">
            <chartooo:date-scale/>
            <chart:categories table:cell-range-address="chamjoyong.C3:chamjoyong.C7"/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series chart:style-name="ch8" chart:values-cell-range-address="chamjoyong.D3:chamjoyong.D7" chart:label-cell-address="chamjoyong.D2:chamjoyong.D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  <draw:g>
                  <svg:desc>chamjoyong.D2:chamjoyong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chamjoyong.C3:chamjoyong.C7</svg:desc>
                </draw:g>
              </table:table-cell>
              <table:table-cell office:value-type="float" office:value="1">
                <text:p>1</text:p>
                <draw:g>
                  <svg:desc>chamjoyong.D3:chamjoyong.D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486784401">
                <text:p>34867844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99511627776">
                <text:p>10995116277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5367431640625">
                <text:p>9536743164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